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93in" style:page-number="auto"/>
      <style:text-properties fo:font-size="6.90000009536743pt" style:font-size-asian="6.90000009536743pt" style:font-size-complex="6.90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0"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11"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3"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14" style:family="paragraph" style:parent-style-name="Body_20_text_20__28_6_29_" style:master-page-name="">
      <style:paragraph-properties fo:margin-left="0in" fo:margin-right="0in" fo:margin-top="0in" fo:margin-bottom="0in" loext:contextual-spacing="false" fo:line-height="0.0866in" fo:text-align="justify" style:justify-single-word="false" fo:text-indent="0.1945in" style:auto-text-indent="false" style:page-number="auto"/>
    </style:style>
    <style:style style:name="P15" style:family="paragraph" style:parent-style-name="Body_20_text_20__28_5_29_" style:master-page-name="">
      <style:paragraph-properties fo:margin-left="0.278in" fo:margin-right="0.1945in" fo:margin-top="0in" fo:margin-bottom="0in" loext:contextual-spacing="false" fo:text-indent="-0.111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tab-stops>
          <style:tab-stop style:position="1.8665in"/>
        </style:tab-stops>
      </style:paragraph-properties>
    </style:style>
    <style:style style:name="P19" style:family="paragraph" style:parent-style-name="Body_20_text_20__28_6_29_" style:master-page-name="">
      <style:paragraph-properties fo:margin-left="0in" fo:margin-right="0in" fo:margin-top="0in" fo:margin-bottom="0in" loext:contextual-spacing="false" fo:line-height="0.0972in" fo:text-align="start" style:justify-single-word="false" fo:text-indent="0.1665in" style:auto-text-indent="false" style:page-number="auto"/>
    </style:style>
    <style:style style:name="P2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99in"/>
        </style:tab-stops>
      </style:paragraph-properties>
    </style:style>
    <style:style style:name="P21" style:family="paragraph" style:parent-style-name="Body_20_text_20__28_2_29_" style:list-style-name="L1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99in"/>
        </style:tab-stops>
      </style:paragraph-properties>
    </style:style>
    <style:style style:name="P22"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23" style:family="paragraph" style:parent-style-name="Body_20_text_20__28_2_29_" style:list-style-name="L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24" style:family="paragraph" style:parent-style-name="Body_20_text_20__28_2_29_" style:master-page-name="PageStyle2">
      <style:paragraph-properties fo:margin-left="0in" fo:margin-right="0in" fo:margin-top="0in" fo:margin-bottom="0in" loext:contextual-spacing="false" fo:text-align="end" style:justify-single-word="false" fo:text-indent="0in" style:auto-text-indent="false" style:page-number="237"/>
    </style:style>
    <style:style style:name="P25" style:family="paragraph" style:parent-style-name="Body_20_text_20__28_2_29_" style:master-page-name="PageStyle3">
      <style:paragraph-properties fo:margin-left="0in" fo:margin-right="0in" fo:margin-top="0in" fo:margin-bottom="0in" loext:contextual-spacing="false" fo:text-align="end" style:justify-single-word="false" fo:text-indent="0in" style:auto-text-indent="false" style:page-number="238"/>
    </style:style>
    <style:style style:name="P26"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236"/>
    </style:style>
    <style:style style:name="P2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2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71in"/>
        </style:tab-stops>
      </style:paragraph-properties>
    </style:style>
    <style:style style:name="P29"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71in"/>
        </style:tab-stops>
      </style:paragraph-properties>
    </style:style>
    <style:style style:name="P30"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1"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3"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0972in" style:auto-text-indent="false" style:page-number="auto">
        <style:tab-stops>
          <style:tab-stop style:position="0.0535in"/>
        </style:tab-stops>
      </style:paragraph-properties>
    </style:style>
    <style:style style:name="P34"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0972in" style:auto-text-indent="false" style:page-number="auto">
        <style:tab-stops>
          <style:tab-stop style:position="0.0571in"/>
        </style:tab-stops>
      </style:paragraph-properties>
    </style:style>
    <style:style style:name="P35"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0972in" style:auto-text-indent="false" style:page-number="auto">
        <style:tab-stops>
          <style:tab-stop style:position="0.1327in"/>
        </style:tab-stops>
      </style:paragraph-properties>
    </style:style>
    <style:style style:name="P36"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37"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8"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327in"/>
        </style:tab-stops>
      </style:paragraph-properties>
    </style:style>
    <style:style style:name="P39"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0"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1"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42"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29in"/>
        </style:tab-stops>
      </style:paragraph-properties>
    </style:style>
    <style:style style:name="P43"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4"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5"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46"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47" style:family="paragraph" style:parent-style-name="Body_20_text_20__28_5_29_" style:list-style-name="L7" style:master-page-name="">
      <style:paragraph-properties fo:margin-left="0.2083in" fo:margin-right="0in" fo:margin-top="0in" fo:margin-bottom="0in" loext:contextual-spacing="false" fo:text-indent="-0.0972in" style:auto-text-indent="false" style:page-number="auto">
        <style:tab-stops>
          <style:tab-stop style:position="0.0535in"/>
        </style:tab-stops>
      </style:paragraph-properties>
    </style:style>
    <style:style style:name="P48" style:family="paragraph" style:parent-style-name="Body_20_text_20__28_5_29_" style:list-style-name="L7"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49" style:family="paragraph" style:parent-style-name="Body_20_text_20__28_5_29_" style:list-style-name="L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50" style:family="paragraph" style:parent-style-name="Body_20_text_20__28_3_29_" style:master-page-name="PageStyle0">
      <style:paragraph-properties fo:margin-left="0.028in" fo:margin-right="0in" fo:margin-top="0in" fo:margin-bottom="0.052in" loext:contextual-spacing="false" fo:line-height="0.1181in" fo:text-indent="0in" style:auto-text-indent="false" style:page-number="1"/>
    </style:style>
    <style:style style:name="P51" style:family="paragraph" style:parent-style-name="Heading_20__23_1" style:master-page-name="">
      <style:paragraph-properties fo:margin-left="0.028in" fo:margin-right="0in" fo:margin-top="0in" fo:margin-bottom="0in" loext:contextual-spacing="false" fo:line-height="0.1807in" fo:keep-together="always" fo:text-indent="0in" style:auto-text-indent="false" style:page-number="auto" fo:keep-with-next="alway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5236in" fo:margin-right="1.843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5236in" fo:margin-right="1.8437in" style:editable="false">
        <style:columns fo:column-count="2" fo:column-gap="0.0791in">
          <style:column style:rel-width="32767*" fo:start-indent="0in" fo:end-indent="0.0398in"/>
          <style:column style:rel-width="32768*" fo:start-indent="0.0398in" fo:end-indent="0in"/>
        </style:columns>
      </style:section-properties>
    </style:style>
    <style:style style:name="Sect4" style:family="section">
      <style:section-properties fo:margin-left="2.0882in" fo:margin-right="2.2791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4"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0"><text:span text:style-name="CharStyle4">THE EPISTLE OF PAUL TO THE</text:span></text:p>
        <text:h text:style-name="P51" text:outline-level="1"><text:bookmark-start text:name="bookmark0"/><text:span text:style-name="CharStyle6">GALATIANS</text:span><text:bookmark-end text:name="bookmark0"/></text:h>
      </text:section>
      <text:section text:style-name="Sect2" text:name="Section1">
        <text:p text:style-name="P2"/>
        <text:p text:style-name="P1"/>
      </text:section>
      <text:section text:style-name="Sect3" text:name="Section2">
        <text:p text:style-name="Body_20_text_20__28_4_29__20__2b__20_DropCap2">I<text:span text:style-name="CharStyle8">Paul an apostle—not ap­pointed by men nor commis­sioned by any man but by Jesus Christ and God the Father who a raised him from the dead—with all the brothers who are beside me, to the churches of Galatia: 3 grace and peace to you from God our Father and the Lord Jesus </text:span><text:span text:style-name="CharStyle10">4</text:span><text:span text:style-name="CharStyle8"> Christ who gave himself for our sins to rescue us from the pres­ent evil world—by the will of S our God and Father, to whom be glory for ever and ever. Amen.</text:span></text:p>
        <text:list xml:id="list1979120602143308840" text:style-name="L1">
          <text:list-item>
            <text:p text:style-name="P20"><text:span text:style-name="CharStyle12"><text:tab/>I am astonished that you are hastily shifting like this, desert­ing Him who called you by Christ’s grace and going over to 7 another gospel. It simply means that certain individuals are un­settling you; they want to distort 8 the gospel of Christ. Now even though it were myself or some angel from heaven, whoever preaches a gospel that contra­dicts the gospel I preached to 9 you, God’s curse be on him! I have said it before and I now repeat it: whoever preaches a gospel to you that contradicts the gospel you have already re­ceived, God’s curse be on him! io Now is that ‘appealing to the interests of men’ or of God? Trying to ‘satisfy men’? Why, if I still tried to give satisfaction to human masters, I would be n no servant of Christ. No, brothers, I tell you the gospel that I preach is not a human 12 affair; no man put it into my hands, no man taught me what it meant, I had it by a revelation of Jesus Christ.</text:span></text:p>
          </text:list-item>
        </text:list>
        <text:p text:style-name="P9"><text:span text:style-name="CharStyle12">13 You know the story of my past career in Judaism; you</text:span></text:p>
        <text:p text:style-name="P7"><text:span text:style-name="CharStyle12">know how furiously I persecuted the church of God and harried it, and how in Judaism I out- 14 stripped many of my own age and race in special ardour for the ancestral traditions of my house. But the God who had set me 13 apart </text:span><text:span text:style-name="CharStyle13">from my very birth called </text:span><text:span text:style-name="CharStyle12">me by his grace, and when he 16 chose to reveal his Son to me, that I might preach him to the Gentiles, instead of consulting with any human being, instead 17 of going up to Jerusalem to see those who had been apostles be­fore me, I went off at once to Arabia, and on my return I came back to Damascus.</text:span></text:p>
        <text:p text:style-name="P16"><text:span text:style-name="CharStyle12">Then, after three years, I went 18 up to Jerusalem to make the ac­quaintance of Cephas. I stayed a fortnight with him. I saw no 19 other apostle, only James the brother of the Lord. (I am writing you the sheer truth, I swear it before God!) Then I 21 went to the districts of Syria and of Cilicia. Personally I was quite 22 unknown to the Christian churches of Judaea; they merely 23 heard that ‘our former persecu­tor is now preaching the faith he once harried,’ which made them 24 praise God for me.</text:span></text:p>
        <text:p text:style-name="P16"><text:span text:style-name="CharStyle12">Then, fourteen years later, </text:span><text:span text:style-name="CharStyle13">e\</text:span></text:p>
        <text:list xml:id="list7201194490628239537" text:style-name="L2">
          <text:list-item>
            <text:p text:style-name="P22"><text:span text:style-name="CharStyle12"><text:tab/>went up to Jerusalem again, accompanied by Barnabas; I took Titus with me also. (It was 2 in consequence of a revelation that I went up at all.) I sub­mitted the gospel I am in the habit of preaching to the Gen­tiles, submitting it privately to the authorities, to make sure that my course of action would be and had been sound. But </text:span><text:span text:style-name="CharStyle14">3</text:span></text:p>
          </text:list-item>
        </text:list>
      </text:section>
      <text:section text:style-name="Sect4" text:name="Section3">
        <text:p text:style-name="P26"><text:span text:style-name="CharStyle12">even my companion Titus, Greek though he was, was not</text:span></text:p>
        <text:list xml:id="list3259700147159874446" text:style-name="L3">
          <text:list-item>
            <text:p text:style-name="P27"><text:span text:style-name="CharStyle12"><text:tab/>obliged to be circumcised. There were traitors of false brothers, who had crept in to spy out the freedom we enjoy in Christ Jesus; they did aim at enslaving</text:span></text:p>
          </text:list-item>
          <text:list-item>
            <text:p text:style-name="P27"><text:span text:style-name="CharStyle12"><text:tab/>us again. But we refused to yield for a single instant to their claims; we were determined that the truth of the gospel should hold good for you.</text:span></text:p>
          </text:list-item>
          <text:list-item>
            <text:p text:style-name="P28"><text:span text:style-name="CharStyle12"><text:tab/>Besides, the so-called ‘authori­ties’ (it makes no difference to me what their status used to be —God pays no regard to the ex­ternals of men), these ‘authori­ties’ had no additions to make to</text:span></text:p>
          </text:list-item>
          <text:list-item>
            <text:p text:style-name="P30"><text:span text:style-name="CharStyle12"><text:tab/>my gospel. On the contrary, when they saw I had been en­trusted with the gospel for the benefit of the uncircumcised, just as Peter had been for</text:span></text:p>
          </text:list-item>
          <text:list-item>
            <text:p text:style-name="P30"><text:span text:style-name="CharStyle12"><text:tab/>the circumcised (for He who equipped Peter to be an apostle of the circumcised equipped me as well for the uncircumcised),</text:span></text:p>
          </text:list-item>
        </text:list>
        <text:list xml:id="list5679654635915212262" text:style-name="L4">
          <text:list-item>
            <text:p text:style-name="P31"><text:span text:style-name="CharStyle14"><text:tab/></text:span><text:span text:style-name="CharStyle12">and when they recognized the grace I had been given, then the so-called ‘pillars’ of the church, James and Cephas and John, gave myself and Barnabas the right hand of fellowship; our sphere was to be the Gentiles,</text:span></text:p>
          </text:list-item>
        </text:list>
        <text:p text:style-name="P13"><text:span text:style-name="CharStyle18">to </text:span><text:span text:style-name="CharStyle12">theirs the circumcised. Only, we were to ‘remember the poor.’ I wasquite eager to dothat myself.</text:span></text:p>
        <text:list xml:id="list3306314880042250735" text:style-name="L5">
          <text:list-item>
            <text:p text:style-name="P29"><text:span text:style-name="CharStyle12"><text:tab/>But when Cephas came to An­tioch, I opposed him to his face. The man stood self-condemned.</text:span></text:p>
          </text:list-item>
          <text:list-item>
            <text:p text:style-name="P32"><text:span text:style-name="CharStyle12"><text:tab/>Before certain emissaries of James arrived, he ate along with the Gentile Christians; but when they arrived, he began to draw back and hold aloof, because he was afraid of the circumcision</text:span></text:p>
          </text:list-item>
          <text:list-item>
            <text:p text:style-name="P32"><text:span text:style-name="CharStyle12"><text:tab/>party. The rest of the Jewish Christians also played false along with him, so much so that even Barnabas was carried away</text:span></text:p>
          </text:list-item>
          <text:list-item>
            <text:p text:style-name="P32"><text:span text:style-name="CharStyle12"><text:tab/>by their false play. But I</text:span></text:p>
          </text:list-item>
        </text:list>
        <text:p text:style-name="P8"><text:span text:style-name="CharStyle12">saw they were swerving from the true line of the gospel; so I said to Cephas in presence of them all, “If you live like the Gentiles and not like the Jews, though you are a Jew yourself, why do you oblige the Gentiles to be­come Jews?”—You and I may be 15 Jews by birth and not ‘Gentile sinners,’ but since we know that 16 a man is justified simply by faith in Jesus Christ and not by doing what the Law commands, we ourselves have believed in Christ Jesus so as to get justified by faith in Christ and not by doing what the Law commands—for by doing what the Law com­mands </text:span><text:span text:style-name="CharStyle13">no person shall be justi­fied.</text:span><text:span text:style-name="CharStyle12"> If it is discovered that in 17 our quest for justification in Christ we are ‘sinners’ as well as the Gentiles, does that make Christ an agent of sin? Never!</text:span></text:p>
        <text:list xml:id="list7429810634425294541" text:style-name="L6">
          <text:list-item>
            <text:p text:style-name="P23"><text:span text:style-name="CharStyle12"><text:tab/>really convict myself of sinful 18 transgression, when I rebuild what I destroyed. For through 19 the Law I died to the Law that I might live for God; I have been 20 crucified with Christ, and it is no longer I who live, Christ lives in me; the life I now live in the flesh I live by faith in the Son of God who loved me and gave himself up for me. I am not an- 2; nulling God’s grace; no, but if saving righteousness comes by way of the Law, then indeed Christ’s death was useless.</text:span></text:p>
          </text:list-item>
        </text:list>
        <text:p text:style-name="P16"><text:span text:style-name="CharStyle14">0</text:span><text:span text:style-name="CharStyle12"> senseless Galatians, who o has bewitched you—you who had Jesus Christ the crucified placarded before your very eyes?</text:span></text:p>
        <text:p text:style-name="P7"><text:span text:style-name="CharStyle12">I simply want to ask you one 2 thing: did you receive the Spirit by doing what the Law com­mands or by believing the gospel message? Are you such fools? </text:span><text:span text:style-name="CharStyle14">3 </text:span><text:span text:style-name="CharStyle12">Did you begin with the Spirit only to end now with the flesh? Have you had all that experience 4</text:span></text:p>
      </text:section>
      <text:section text:style-name="Sect4" text:name="Section4">
        <text:p text:style-name="P24"><text:span text:style-name="CharStyle12">for nothing (if it has really gone</text:span></text:p>
        <text:list xml:id="list1218657764129348823" text:style-name="L7">
          <text:list-item>
            <text:p text:style-name="P33"><text:span text:style-name="CharStyle12"><text:tab/>for nothing)? When He supplies you with the Spirit and works miracles among you, is it because you do what the Law commands or because you believe the gospel</text:span></text:p>
          </text:list-item>
          <text:list-item>
            <text:p text:style-name="P47"><text:span text:style-name="CharStyle22"><text:tab/>message? Why, it is as with Abraham, </text:span><text:span text:style-name="CharStyle20">he had faith in God and that was counted to him as</text:span></text:p>
          </text:list-item>
          <text:list-item>
            <text:p text:style-name="P34"><text:span text:style-name="CharStyle12"><text:tab/></text:span><text:span text:style-name="CharStyle13">righteousness.</text:span><text:span text:style-name="CharStyle12"> Well then, you see that the real sons of Abra­ham are those who rely on faith.</text:span></text:p>
          </text:list-item>
          <text:list-item>
            <text:p text:style-name="P35"><text:span text:style-name="CharStyle12"><text:tab/>Besides, Scripture anticipated God’s justification of the Gen­tiles by faith, when it announced the gospel beforehand to Abra­ham in these terms: </text:span><text:span text:style-name="CharStyle13">All nations</text:span></text:p>
          </text:list-item>
          <text:list-item>
            <text:p text:style-name="P34"><text:span text:style-name="CharStyle13"><text:tab/>shall be blessed in thee.</text:span><text:span text:style-name="CharStyle12"> So that those who rely on faith are blessed along with believing</text:span></text:p>
          </text:list-item>
          <text:list-item>
            <text:p text:style-name="P48"><text:span text:style-name="CharStyle22"><text:tab/>Abraham. Whereas a curse rests on all who rely upon obedience to the Law; for it is written, </text:span><text:span text:style-name="CharStyle20">Cursed is everyone who does not hold by all that is written in the book of the law, to perform it.</text:span></text:p>
          </text:list-item>
          <text:list-item>
            <text:p text:style-name="P36"><text:span text:style-name="CharStyle12"><text:tab/>And because no one is justified on the score of the Law before God (plainly, </text:span><text:span text:style-name="CharStyle13">by faith shall the</text:span></text:p>
          </text:list-item>
          <text:list-item>
            <text:p text:style-name="P49"><text:span text:style-name="CharStyle22"><text:tab/></text:span><text:span text:style-name="CharStyle20">just live</text:span><text:span text:style-name="CharStyle22">,—and the Law is not based on faith: no, </text:span><text:span text:style-name="CharStyle20">he who per­forms these things shall live by</text:span></text:p>
          </text:list-item>
          <text:list-item>
            <text:p text:style-name="P37"><text:span text:style-name="CharStyle12"><text:tab/></text:span><text:span text:style-name="CharStyle13">them),</text:span><text:span text:style-name="CharStyle12"> Christ ransomed us from the curse of the Law by becoming accursed for us (for it is written, </text:span><text:span text:style-name="CharStyle13">Cursed is everyone</text:span></text:p>
          </text:list-item>
          <text:list-item>
            <text:p text:style-name="P37"><text:span text:style-name="CharStyle12"><text:tab/></text:span><text:span text:style-name="CharStyle13">who hangs on a gibbet),</text:span><text:span text:style-name="CharStyle12"> that the blessing of Abraham might reach the Gentiles in Christ Jesus, so that by faith we might receive the promised Spirit.</text:span></text:p>
          </text:list-item>
          <text:list-item>
            <text:p text:style-name="P38"><text:span text:style-name="CharStyle12"><text:tab/>To take an illustration from human life, my brothers. Once a man’s will is ratified, no one else annuls it or adds a codicil to</text:span></text:p>
          </text:list-item>
          <text:list-item>
            <text:p text:style-name="P36"><text:span text:style-name="CharStyle12"><text:tab/>it. Now the Promises were made to Abraham </text:span><text:span text:style-name="CharStyle13">and to</text:span><text:span text:style-name="CharStyle12"> his </text:span><text:span text:style-name="CharStyle13">offspring; </text:span><text:span text:style-name="CharStyle12">it is not said, ‘and to your off­springs’ in the plural, but in the singular </text:span><text:span text:style-name="CharStyle13">and to your of spring</text:span><text:span text:style-name="CharStyle12">—</text:span></text:p>
          </text:list-item>
          <text:list-item>
            <text:p text:style-name="P36"><text:span text:style-name="CharStyle12"><text:tab/>which is Christ. My point is</text:span></text:p>
          </text:list-item>
        </text:list>
        <text:p text:style-name="P7"><text:span text:style-name="CharStyle12">this: the Law which arose four hundred and thirty years later does not repeal a will previ­ously ratified by God, so as to cancel the Promise. If the 18 Inheritance is due to law, it ceases to be due to promise. Now it was by a promise that God bestowed it on Abraham.</text:span></text:p>
        <text:p text:style-name="P8"><text:span text:style-name="CharStyle12">Then what about the Law? 19 Well, it was interpolated for the purpose of producing transgres­sions till such time as the Off­spring arrived to whom the Promise was made; also, it was transmitted by means of angels through the agency of an inter­mediary (an intermediary im- 20 plies more than one party, but God is one).</text:span></text:p>
        <text:p text:style-name="P12"><text:span text:style-name="CharStyle12">Then the Law is contrary to 21 God’s Promises? Never! Had there been any law which had the power of producing life, righteousness would really have been due to law; but Scripture 22 has consigned all without excep­tion to the custody of sin, in or­der that the promise due to faith in Jesus Christ might be given to those who have faith. Before 23 this faith came, we were con­fined by the Law and kept under custody, in prospect of the faith that was to be revealed; the Law thus held us as wards 24 in discipline, till such time as Christ came, that we might be justified by faith. But faith has 25 come, and we are wards no longer; you are all sons of God 26 by your faith in Christ Jesus (for all of you who had yourselves 27 baptized into Christ have taken on the character of Christ). There is no room for Jew or 28 Greek, there is no room for slave or freeman, there is no room for male and female; you are all one in Christ Jesus.</text:span></text:p>
        <text:p text:style-name="P12"><text:span text:style-name="CharStyle12">Now if you are Christ’s, then 29</text:span></text:p>
        <text:p text:style-name="P25"><text:span text:style-name="CharStyle12">you are Abraham’s offspring; in virtue of the Promise, you are heirs. What I mean is this. As long as an heir is under age, there is no difference be­tween him and a servant, though</text:span></text:p>
        <text:list xml:id="list1141871923081798090" text:style-name="L8">
          <text:list-item>
            <text:p text:style-name="P39"><text:span text:style-name="CharStyle12"><text:tab/>he is lord of all the property; he is under guardians and trustees till the time fixed by his father.</text:span></text:p>
          </text:list-item>
          <text:list-item>
            <text:p text:style-name="P39"><text:span text:style-name="CharStyle12"><text:tab/>So with us. When we were un­der age, we lived under the thral­dom of the Elemental spirits of</text:span></text:p>
          </text:list-item>
          <text:list-item>
            <text:p text:style-name="P41"><text:span text:style-name="CharStyle12"><text:tab/>the world; but when the time had fully expired, God sent forth his Son, born of a woman,</text:span></text:p>
          </text:list-item>
          <text:list-item>
            <text:p text:style-name="P41"><text:span text:style-name="CharStyle12"><text:tab/>born under the Law, to ransom those who were under the Law, that we might have our sonship.</text:span></text:p>
          </text:list-item>
          <text:list-item>
            <text:p text:style-name="P41"><text:span text:style-name="CharStyle12"><text:tab/>It is because you are sons that God has sent forth the Spirit of his Son into your hearts, crying</text:span></text:p>
          </text:list-item>
          <text:list-item>
            <text:p text:style-name="P41"><text:span text:style-name="CharStyle12"><text:tab/>‘Abba! Father!’ So you are servant no longer but son, and as son you are also heir, all ow­ing to God.</text:span></text:p>
          </text:list-item>
          <text:list-item>
            <text:p text:style-name="P42"><text:span text:style-name="CharStyle12"><text:tab/>In those days, when you w'ere ignorant of God, you were in servitude to gods who are really</text:span></text:p>
          </text:list-item>
          <text:list-item>
            <text:p text:style-name="P43"><text:span text:style-name="CharStyle12"><text:tab/>no gods at all; but now that you know God—or rather, are known by God—how' is it you are turning back again to the weakness and poverty of the Elemental spirits? Why do you want to be enslaved all over</text:span></text:p>
          </text:list-item>
        </text:list>
        <text:p text:style-name="P11"><text:span text:style-name="CharStyle12">io<text:tab/>again by them? You observe days and months and festal sea-</text:span></text:p>
        <text:p text:style-name="P10"><text:span text:style-name="CharStyle12">i x sons and years! Why, you make me afraid I may have spent my labour on you for nothing!</text:span></text:p>
        <text:list xml:id="list3700664369934962867" text:style-name="L9">
          <text:list-item>
            <text:p text:style-name="P45"><text:span text:style-name="CharStyle12"><text:tab/>Do take my line, brothers, I beg of you—just as I once took yours. I have no complaint</text:span></text:p>
          </text:list-item>
          <text:list-item>
            <text:p text:style-name="P45"><text:span text:style-name="CharStyle12"><text:tab/>against you; no, although it was because of an illness (you know) that I preached the gospel to</text:span></text:p>
          </text:list-item>
          <text:list-item>
            <text:p text:style-name="P45"><text:span text:style-name="CharStyle12"><text:tab/>you on my former visit, and though my flesh was a trial to you, you did not scoff at me nor spurn me, you welcomed me like an angel of God, like Christ</text:span></text:p>
          </text:list-item>
        </text:list>
        <text:p text:style-name="P8"><text:span text:style-name="CharStyle12">Jesus. You congratulated your- 15 selves. Now, what has become of all that? (I can bear witness that you would have torn out your very eyes, if you could, and given me them.) Am I your 16 enemy to-day, because I have been honest with you? These 17 men make much of you—yes, but for dishonest ends; they want to debar you from us, so that you may make much of them. Now it is fine for you to 18 be made much of honestly and all the time—not simply when I can be with you.</text:span></text:p>
        <text:p text:style-name="P18"><text:span text:style-name="CharStyle12">0 my dear children, you with 19 whom I am in travail over again till Christ be formed within you, would that I could be with you 20 at this moment, and alter my tone, for I am at my wits’ end about you! Tell me, you who 21 are so keen to be under the Law', will you 'not listen to the Law? Surely it is written in the Law 22 that Abraham had tw</text:span><text:span text:style-name="CharStyle12"><text:span text:style-name="T1">T</text:span></text:span><text:span text:style-name="CharStyle12">o sons, one by the slave-woman and one by the free-woman: but while the 23 son of the slave-wnman was bom by the flesh, the son of the free- woman was born by the promise. Well, this is an allegory. The 24 women are two covenants. One comes from mount Sinai, bearing children for servitude; that is 25 Hagar, for mount Sinai * is away in Arabia. She corresponds to the present Jerusalem, for the latter is in servitude with her children. But the Jerusalem on 26 high is free, and she is ‘our’ mother. For it is written,<text:tab/>27</text:span></text:p>
        <text:p text:style-name="P15"><text:span text:style-name="CharStyle20">Rejoice, </text:span><text:span text:style-name="CharStyle24">0</text:span><text:span text:style-name="CharStyle20"> thou barren who bearest not,</text:span></text:p>
        <text:p text:style-name="P15"><text:span text:style-name="CharStyle20">break into joy, thou who trav- ailest not;</text:span></text:p>
        <text:p text:style-name="P15"><text:span text:style-name="CharStyle20">jor the children of the deso­late woman are far more than of the married.</text:span></text:p>
        <text:p text:style-name="P19"><text:span text:style-name="CharStyle27">*</text:span><text:span text:style-name="CharStyle26"> Omitting ”Avae as a gloss.</text:span></text:p>
        <text:p text:style-name="P9"><text:span text:style-name="CharStyle28">s8 </text:span><text:span text:style-name="CharStyle12">Now you are the children of the Promise, brothers, like Isaac; 39 but just as in days of old the son born by the flesh persecuted the son born by the Spirit, so is </text:span><text:span text:style-name="CharStyle14">3</text:span><text:span text:style-name="CharStyle12">® &gt;t still to-day. However, what does the scripture say? </text:span><text:span text:style-name="CharStyle13">Put away the slave-woman and her </text:span><text:soft-page-break/><text:span text:style-name="CharStyle13">son, for the son of the slave- woman shall not be heir along with the son</text:span><text:span text:style-name="CharStyle12"> of the free-woman. ?i Hence we are children of no slave-woman, my brothers, but</text:span></text:p>
        <text:p text:style-name="Body_20_text_20__28_4_29__20__2b__20_DropCap1">5<text:span text:style-name="CharStyle8"> of the free-woman,* with the freedom for which Christ set us free. Make a firm stand then, never slip into any yoke of servitude.</text:span></text:p>
        <text:list xml:id="list2057970811263276095" text:style-name="L10">
          <text:list-item>
            <text:p text:style-name="P21"><text:span text:style-name="CharStyle12"><text:tab/>Here, listen to Paul! I tell you, if you get circumcised, Christ will 3 be no use to you. I insist on this again to everyone who gets cir­cumcised, that he is obliged to carry out the whole of the Law. 4 You are for justification by the Law? Then you are done with Christ, you have deserted grace, 5 for it is by faith that ‘we’ wait in the Spirit for the righteous- 6 ness we hope for; in Christ Jesus circumcision is not valid, neither is uncircumcision, but only faith 7 active in love. You were do­ing splendidly. Who was it that prevented you from obeying the 8 Truth? That sort of suasion does not come from Him who 9 called you! (A morsel of dough will leaven the whole lump.) 10 I feel persuaded in the Lord that you will not go wrong. But he who unsettled you will have to meet his doom, no matter who J1 he is. I am ‘still preaching cir­cumcision myself,’ am I? Then, brothers, why am I still being persecuted? And so the stum­bling-block of the cross has lost</text:span></text:p>
          </text:list-item>
        </text:list>
        <text:p text:style-name="P14"><text:span text:style-name="CharStyle26">* Whether fi is read after -rfi </text:span><text:span text:style-name="CharStyle27">tXevfcpiq. </text:span><text:span text:style-name="CharStyle26">or instead of xfu the opening words of </text:span><text:span text:style-name="CharStyle30">5</text:span><text:span text:style-name="CharStyle30"><text:span text:style-name="T1">1 </text:span></text:span><text:span text:style-name="CharStyle26">must be connected with the closing words of</text:span></text:p>
        <text:p text:style-name="P7"><text:span text:style-name="CharStyle12">its force, forsooth! O that those </text:span><text:span text:style-name="CharStyle13">12 </text:span><text:span text:style-name="CharStyle12">who are upsetting you would get themselves castrated!</text:span></text:p>
        <text:p text:style-name="P16"><text:span text:style-name="CharStyle12">Brothers, you were called to 13 be free; only, do not make your freedom an opening for the flesh, but serve one another in love. For the entire Law is summed up 14 in one word, in </text:span><text:span text:style-name="CharStyle13">You must love your neighbour as yourself </text:span><text:span text:style-name="CharStyle12">(whereas, if you snap at each 15 other and prey upon each other, take care lest you destroy one another). I mean, lead the life 16 of the Spirit; then you will never satisfy the passions of the flesh. For the passion of the flesh is 17 against the Spirit, and the pas­sion of the Spirit against the flesh—the two are at issue, so that you are not free to do as you please.</text:span></text:p>
        <text:p text:style-name="P16"><text:span text:style-name="CharStyle12">If you are under the sway of 18 the Spirit, you are not under the Law. Now the deeds of the 19 flesh are quite obvious, such as sexual vice, impurity, sensuality, idolatry, magic, quarrels, dissen- 20 sion, jealousy, temper, rivalry, factions, party-spirit, envy, mur- 21 der, drinking bouts, revelry, and the like; I tell you beforehand as I have told you already, that people who indulge in such prac­tices will never inherit the Realm of God. But the harvest of the 22 Spirit is love, joy, peace, good temper, kindliness, generosity, fi­delity, gentleness, self-control:— 23 there is no law against those who practise such things. Those 24 who belong to Christ Jesus have crucified the flesh with its emo­tions and passions. As we live 23 by the Spirit, let us be guided by the Spirit; let us have no vanity, 26 no provoking, no envy of one an­other. Even if anyone be de- </text:span><text:span text:style-name="CharStyle13">fi </text:span><text:span text:style-name="CharStyle12">tected in some trespass, myL) brothers, you are spiritual, you must set the offender right in a</text:span></text:p>
        <text:p text:style-name="P9"><text:span text:style-name="CharStyle12">spirit of gentleness, each of you looking to himself, in case he too</text:span></text:p>
        <text:p text:style-name="P9"><text:span text:style-name="CharStyle12">a is tempted. Bear one another’s burdens, and so fulfil the law of</text:span></text:p>
        <text:list xml:id="list171019589726117" text:continue-numbering="true" text:style-name="L10">
          <text:list-item>
            <text:p text:style-name="P44"><text:span text:style-name="CharStyle12"><text:tab/>Christ. Again, if anyone imag­ines he is somebody, he is deceiv-</text:span></text:p>
          </text:list-item>
          <text:list-item>
            <text:p text:style-name="P40"><text:span text:style-name="CharStyle12"><text:tab/>ing himself, for he is nobody; let everyone bring his own work to the test—then he will have something to boast about on his own account, and not in com-</text:span></text:p>
          </text:list-item>
          <text:list-item>
            <text:p text:style-name="P40"><text:span text:style-name="CharStyle12"><text:tab/>parison with his fellows. For ev­eryone will have to bear his own load of responsibility.</text:span></text:p>
          </text:list-item>
          <text:list-item>
            <text:p text:style-name="P46"><text:span text:style-name="CharStyle12"><text:tab/>Those who are taught must share all the blessings of life with those who teach them the Word.</text:span></text:p>
          </text:list-item>
          <text:list-item>
            <text:p text:style-name="P40"><text:span text:style-name="CharStyle12"><text:tab/>Make no mistake—God is not to be mocked—a man will reap</text:span></text:p>
          </text:list-item>
          <text:list-item>
            <text:p text:style-name="P40"><text:span text:style-name="CharStyle12"><text:tab/>just what he sows; he who sows for </text:span><text:soft-page-break/><text:span text:style-name="CharStyle12">his flesh will reap destruction from the flesh, and he who sows for the Spirit will reap life eter-</text:span></text:p>
          </text:list-item>
          <text:list-item>
            <text:p text:style-name="P40"><text:span text:style-name="CharStyle12"><text:tab/>nal from the Spirit. Never let us grow tired of doing what is right, for if we do not faint we shall reap our harvest at the op-</text:span></text:p>
          </text:list-item>
        </text:list>
        <text:p text:style-name="P11"><text:span text:style-name="CharStyle12">io<text:tab/>portune season. So then, as we have opportunity, let us do good to all men and in particular to the household of the faith.</text:span></text:p>
        <text:p text:style-name="P16"><text:span text:style-name="CharStyle12">See what big letters I make, u when I write you in my own hand!</text:span></text:p>
        <text:p text:style-name="P17"><text:span text:style-name="CharStyle12">These men who are keen upon ia your getting circumcised are simply men who want to make a grand display in the flesh—it is only to avoid being persecuted for the cross of Christ. Why, 13 even the circumcision party do not observe the Law themselves! They merely want you to get cir­cumcised, so as to boast over your flesh! But no boasting for 14 me, none, except in the cross of our Lord Jesus Christ, by which the world has been crucified to me and I crucified to the world. For what counts is neither cir- 15 cumcision nor uncircumcision, it is the new creation. On all who 16 will be guided by this rule, may </text:span><text:span text:style-name="CharStyle13">•peace</text:span><text:span text:style-name="CharStyle12"> and mercy rest, even </text:span><text:span text:style-name="CharStyle13">upon the Israel</text:span><text:span text:style-name="CharStyle12"> of God.</text:span></text:p>
        <text:p text:style-name="P16"><text:span text:style-name="CharStyle12">Let no one interfere with me 17 after this, for I bear branded on my body the owner’s stamp of the Lord Jesus.</text:span></text:p>
        <text:p text:style-name="P16"><text:span text:style-name="CharStyle12">The grace of our Lord Jesus 18 Christ be with your spirit, brothers.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in" fo:text-indent="0.1665in" style:auto-text-indent="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1945in" fo:margin-right="0in" fo:margin-top="0in" fo:margin-bottom="0in" loext:contextual-spacing="false" fo:text-align="justify" style:justify-single-word="false" fo:text-indent="0in" style:auto-text-indent="false" style:page-number="auto">
        <style:drop-cap style:lines="2" style:distance="0.0035in" style:style-name="DropCap2"/>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571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4%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0" style:family="text" style:parent-style-name="CharStyle8">
      <style:text-properties fo:color="#000000" style:text-position="0% 100%" style:font-name="David" fo:font-family="David" fo:font-size="9pt" fo:letter-spacing="-0.0071in"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4" style:family="text" style:parent-style-name="CharStyle12">
      <style:text-properties fo:color="#000000" style:text-position="0% 100%" style:font-name="David" fo:font-family="David" fo:font-size="9pt" fo:letter-spacing="-0.0071in"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16"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17" style:family="text" style:parent-style-name="CharStyle16">
      <style:text-properties fo:color="#000000" style:text-position="0% 100%" fo:letter-spacing="normal" fo:language="en" fo:country="US" style:language-asian="en" style:country-asian="US" style:language-complex="en" style:country-complex="US" style:text-scale="100%"/>
    </style:style>
    <style:style style:name="CharStyle18" style:family="text" style:parent-style-name="CharStyle12">
      <style:text-properties fo:font-variant="small-cap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CharStyle20"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1" style:family="text" style:parent-style-name="CharStyle20">
      <style:text-properties fo:color="#000000" style:text-position="0% 100%" style:font-name="David" fo:font-family="David" fo:font-size="9pt" fo:letter-spacing="-0.0071in" fo:language="en" fo:country="US" fo:font-style="normal" style:font-name-asian="David" style:font-family-asian="David" style:font-size-asian="9pt" style:language-asian="en" style:country-asian="US" style:font-style-asian="normal" style:font-name-complex="David" style:font-family-complex="David" style:font-size-complex="9pt" style:language-complex="en" style:country-complex="US" style:font-style-complex="normal" style:text-scale="100%"/>
    </style:style>
    <style:style style:name="CharStyle22" style:family="text" style:parent-style-name="CharStyle20">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3" style:family="text" style:parent-style-name="CharStyle12">
      <style:text-properties fo:color="#000000" style:text-position="0% 100%" style:font-name="David" fo:font-family="David" fo:letter-spacing="normal" fo:language="en" fo:country="US" fo:font-style="italic" fo:font-weight="bold" style:font-name-asian="David" style:font-family-asian="David" style:language-asian="en" style:country-asian="US" style:font-style-asian="italic" style:font-weight-asian="bold" style:font-name-complex="David" style:font-family-complex="David" style:language-complex="en" style:country-complex="US" style:font-style-complex="italic" style:font-weight-complex="bold" style:text-scale="100%"/>
    </style:style>
    <style:style style:name="CharStyle24" style:family="text" style:parent-style-name="CharStyle20">
      <style:text-properties fo:color="#000000" style:text-position="0% 100%" style:font-name="David" fo:font-family="David" fo:letter-spacing="normal" fo:language="en" fo:country="US" fo:font-weight="bold" style:font-name-asian="David" style:font-family-asian="David" style:language-asian="en" style:country-asian="US" style:font-weight-asian="bold" style:font-name-complex="David" style:font-family-complex="David" style:language-complex="en" style:country-complex="US" style:font-weight-complex="bold" style:text-scale="100%"/>
    </style:style>
    <style:style style:name="CharStyle26"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27" style:family="text" style:parent-style-name="CharStyle26">
      <style:text-properties fo:color="#000000" style:text-position="0% 100%" fo:font-size="6.5pt" fo:letter-spacing="normal" fo:language="en" fo:country="US" fo:font-style="italic" fo:font-weight="normal" style:font-size-asian="6.5pt" style:language-asian="en" style:country-asian="US" style:font-style-asian="italic" style:font-weight-asian="normal" style:font-size-complex="6.5pt" style:language-complex="en" style:country-complex="US" style:font-style-complex="italic" style:font-weight-complex="normal" style:text-scale="100%"/>
    </style:style>
    <style:style style:name="CharStyle28" style:family="text" style:parent-style-name="CharStyle12">
      <style:text-properties fo:color="#000000" style:text-position="0% 100%" style:font-name="Arial" fo:font-family="Arial" fo:font-size="9pt" fo:letter-spacing="-0.0071in" fo:language="en" fo:country="US" fo:font-weight="bold" style:font-name-asian="Arial" style:font-family-asian="Arial" style:font-size-asian="9pt" style:language-asian="en" style:country-asian="US" style:font-weight-asian="bold" style:font-name-complex="Arial" style:font-family-complex="Arial" style:font-size-complex="9pt" style:language-complex="en" style:country-complex="US" style:font-weight-complex="bold" style:text-scale="100%"/>
    </style:style>
    <style:style style:name="DropCap2" style:family="text">
      <style:text-properties fo:color="#000000" style:text-line-through-style="none" style:text-line-through-type="none" style:text-position="33% 58%"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style:text-scale="100%"/>
    </style:style>
    <style:style style:name="CharStyle30" style:family="text" style:parent-style-name="CharStyle26">
      <style:text-properties fo:color="#000000" style:text-position="0% 100%" style:font-name="David" fo:font-family="David" fo:font-size="8.5pt" fo:letter-spacing="normal" fo:language="en" fo:country="US" fo:font-style="italic" fo:font-weight="bold" style:font-name-asian="David" style:font-family-asian="David" style:font-size-asian="8.5pt" style:language-asian="en" style:country-asian="US" style:font-style-asian="italic" style:font-weight-asian="bold" style:font-name-complex="David" style:font-family-complex="David" style:font-size-complex="8.5pt" style:language-complex="en" style:country-complex="US" style:font-style-complex="italic"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146in" fo:margin-left="0in" fo:margin-right="0in" fo:margin-bottom="0in"/>
      </style:header-style>
      <style:footer-style>
        <style:header-footer-properties fo:min-height="3.5181in" fo:margin-left="0in" fo:margin-right="0in" fo:margin-top="3.518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445in" fo:margin-left="0in" fo:margin-right="0in" fo:margin-bottom="0in"/>
      </style:header-style>
      <style:footer-style>
        <style:header-footer-properties fo:min-height="3.5681in" fo:margin-left="0in" fo:margin-right="0in" fo:margin-top="3.5681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563in" svg:y="0.5917in" draw:z-index="0"><draw:text-box fo:min-height="0.1098in" fo:min-width="2.4929in"><text:p text:style-name="MP3"><text:page-number text:select-page="current">236</text:page-number><text:span text:style-name="CharStyle17"><text:tab/>GALATIANS 3</text:span></text:p></draw:text-box></draw:frame></text:p>
      </style:header>
      <style:footer>
        <text:p text:style-name="MP2"/>
      </style:footer>
    </style:master-page>
    <style:master-page style:name="PageStyle2" style:page-layout-name="Mpm3">
      <style:header>
        <text:p text:style-name="MP1"><draw:frame draw:style-name="Mfr1" draw:name="1" text:anchor-type="paragraph" svg:x="3.7646in" svg:y="0.5984in" draw:z-index="1"><draw:text-box fo:min-height="0.1098in" fo:min-width="2.4866in"><text:p text:style-name="MP4"><text:span text:style-name="CharStyle17">GALATIANS 3<text:tab/></text:span><text:page-number text:select-page="current">237</text:page-number></text:p></draw:text-box></draw:frame></text:p>
      </style:header>
      <style:header-left>
        <text:p text:style-name="MP1"><draw:frame draw:style-name="Mfr1" draw:name="2" text:anchor-type="paragraph" svg:x="3.7646in" svg:y="0.5984in" draw:z-index="0"><draw:text-box fo:min-height="0.1098in" fo:min-width="2.4866in"><text:p text:style-name="MP4"><text:span text:style-name="CharStyle17">GALATIANS 3<text:tab/></text:span><text:page-number text:select-page="current">238</text:page-number></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3" text:anchor-type="paragraph" svg:x="3.7327in" svg:y="0.6217in" draw:z-index="4"><draw:text-box fo:min-height="0.1165in" fo:min-width="2.4835in"><text:p text:style-name="MP5"><text:span text:style-name="CharStyle17">GALATIANS 6<text:tab/></text:span><text:page-number text:select-page="current">241</text:page-number></text:p></draw:text-box></draw:frame></text:p>
      </style:header>
      <style:header-left>
        <text:p text:style-name="MP1"><draw:frame draw:style-name="Mfr1" draw:name="4" text:anchor-type="paragraph" svg:x="2.1075in" svg:y="0.5917in" draw:z-index="3"><draw:text-box fo:min-height="0.1098in" fo:min-width="2.5in"><text:p text:style-name="MP6"><text:page-number text:select-page="current">240</text:page-number><text:span text:style-name="CharStyle17"><text:tab/>GALATIANS 4</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6" meta:paragraph-count="89" meta:word-count="3440" meta:character-count="17565" meta:non-whitespace-character-count="14232"/>
    <meta:generator>LibreOffice/4.4.5.2$Windows_x86 LibreOffice_project/a22f674fd25a3b6f45bdebf25400ed2adff0ff99</meta:generator>
  </office:meta>
</office:document-meta>
</file>